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style="normal" fo:font-weight="normal" fo:background-color="transparent" style:font-name-asian="Calibri1" style:font-style-asian="normal" style:font-weight-asian="normal" style:font-name-complex="Calibri1" style:font-style-complex="normal" style:font-weight-complex="normal"/>
    </style:style>
    <style:style style:name="T1" style:family="text"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ni: Stój!</text:p>
      <text:p text:style-name="P1"><text:span text:style-name="T1">Mierzy do niego. Spogl</text:span><text:span text:style-name="T1">ąda powoli, dalej trzyma w górze Kadou. </text:span></text:p>
      <text:p text:style-name="P1"><text:span text:style-name="T1">Moni: To ju</text:span><text:span text:style-name="T1">ż jest koniec! Nie masz gdzie uciec!</text:span></text:p>
      <text:p text:style-name="P2">Dalej odwrócony plecami.</text:p>
      <text:p text:style-name="P1"><text:span text:style-name="T1">Shiro: Czy</text:span><text:span text:style-name="T1">żby?</text:span></text:p>
      <text:p text:style-name="P2">Shiro: Yumi!</text:p>
      <text:p text:style-name="P1"><text:span text:style-name="T1">Pada strza</text:span><text:span text:style-name="T1">ł, obok nich. </text:span></text:p>
      <text:p text:style-name="P2">Naomi: Snajper?!</text:p>
      <text:p text:style-name="P2">Moni: Kurwa!</text:p>
      <text:p text:style-name="P1"><text:span text:style-name="T1">Shiro: Zapomnieli</text:span><text:span text:style-name="T1">ście o jednej istotnej rzeczy.</text:span></text:p>
      <text:p text:style-name="P1"><text:span text:style-name="T1">Podnosi no</text:span><text:span text:style-name="T1">ż do szyi Kado.</text:span></text:p>
      <text:p text:style-name="P1"><text:span text:style-name="T1">Kado: Co ty chcesz zrobi</text:span><text:span text:style-name="T1">ć kurwa?!</text:span></text:p>
      <text:p text:style-name="P2">Moni: Nie rób tego.</text:p>
      <text:p text:style-name="P1"><text:span text:style-name="T1">Podnosi </text:span><text:span text:style-name="T1">łańcuch wbija nóż, przestrzeń wolną między kółeczkami.</text:span></text:p>
      <text:p text:style-name="P2">Kado: Huh?!</text:p>
      <text:p text:style-name="P1"><text:span text:style-name="T1">Wyci</text:span><text:span text:style-name="T1">ąga wbitą maczętę wbitą w drzwi tylne. Wbija ją, w drugi łańcuch na dole. Przez to wisi na drzwiach.</text:span></text:p>
      <text:p text:style-name="P1"><text:span text:style-name="T1">Shiro: Wie</text:span><text:span text:style-name="T1">ża potrafi się poruszać w prosto na skos przez wszystkie pola. Dlatego często jest nazywanym drugim asem.</text:span></text:p>
      <text:p text:style-name="P1"><text:span text:style-name="T1">Odwraca si</text:span><text:span text:style-name="T1">ę do nich.</text:span></text:p>
      <text:p text:style-name="P1"><text:span text:style-name="T1">Shiro: A wy macie jakie</text:span><text:span text:style-name="T1">ś?</text:span></text:p>
      <text:p text:style-name="P2">Odpala papieros.</text:p>
      <text:p text:style-name="P2">Shiro: Inspektorze Monico La Cruz?</text:p>
      <text:p text:style-name="P2">Moni: …</text:p>
      <text:p text:style-name="P1"><text:span text:style-name="T1">Shiro: Rzu</text:span><text:span text:style-name="T1">ćcie broń. </text:span></text:p>
      <text:p text:style-name="P2">Moni: …</text:p>
      <text:p text:style-name="P2">Shiro: Macie 5 sekund.</text:p>
      <text:p text:style-name="P2">Moni: …</text:p>
      <text:p text:style-name="P2">Shiro:5..4..3</text:p>
      <text:p text:style-name="P2">Moni: Zrób to Cherry.</text:p>
      <text:p text:style-name="P2">Naomi: Tak jest...</text:p>
      <text:p text:style-name="P1"><text:span text:style-name="T1">Shiro: Wy</text:span><text:span text:style-name="T1">śmienicie! No I mamy ponownie pokerowy patos! Czas gra na waszą korzyść. Ja mam was na muszce I chce zabrać moją ofiarę!</text:span></text:p>
      <text:p text:style-name="P2">Moni: To co proponujesz?!</text:p>
      <text:p text:style-name="P2">Shiro: Zagrajmy jeszcze raz!</text:p>
      <text:p text:style-name="P1"><text:span text:style-name="T1">Pokazuje na ni</text:span><text:span text:style-name="T1">ą palcem.</text:span></text:p>
      <text:p text:style-name="P1"><text:span text:style-name="T1">Shiro: Ty I Ja! Jeden na jeden. Zwyci</text:span><text:span text:style-name="T1">ęzca bierze wszystko. Przegrany zostaje z niczym.</text:span></text:p>
      <text:p text:style-name="P2">Dopala papierosa I gasi go butem.</text:p>
      <text:p text:style-name="P1"><text:span text:style-name="T1">Shiro: Mówi</text:span><text:span text:style-name="T1">ąc wprost. Jeżeli ty wygrasz, oddam się w wasze ręce. Jednakże jeżeli ja wygram, zabiorę moją ofiarę I nie gonicie mnie.</text:span></text:p>
      <text:p text:style-name="P2">Moni: Zasady?</text:p>
      <text:p text:style-name="P1"><text:span text:style-name="T1">Shiro: Walka wr</text:span><text:span text:style-name="T1">ęcz. Słyszałem, że z tego słyniesz.</text:span></text:p>
      <text:p text:style-name="P1"><text:span text:style-name="T1">Moni: Mimo to wci</text:span><text:span text:style-name="T1">ąż, chcesz się z mną bić?!</text:span></text:p>
      <text:p text:style-name="P1"><text:span text:style-name="T1">Shiro: Nie lubi</text:span><text:span text:style-name="T1">ę łatwo wygrywać.</text:span></text:p>
      <text:p text:style-name="P2">Moni: Popierdoleniec.</text:p>
      <text:p text:style-name="P2">Ściąga płaszcz.</text:p>
      <text:p text:style-name="P1"><text:span text:style-name="T1">Naomi: Moni nie musisz tego robi</text:span><text:span text:style-name="T1">ć!</text:span></text:p>
      <text:p text:style-name="P1"><text:span text:style-name="T1">Moni; On mia</text:span><text:span text:style-name="T1">ł już w to wcześniej zaplanowane. Czyż nie krwawy mojżeszu, czy raczej <text:s/>Shiro Satsumi Umizake?</text:span></text:p>
      <text:p text:style-name="P2"><text:soft-page-break/>Shiro: ...</text:p>
      <text:p text:style-name="P1"><text:span text:style-name="T1">Podaje p</text:span><text:span text:style-name="T1">łaszcz Moni.Ściąga kapelusz.</text:span></text:p>
      <text:p text:style-name="P1"><text:span text:style-name="T1">Moni: Jednego b</text:span><text:span text:style-name="T1">ądż pewny, jeżeli wygram. To wycisnę cię jak cytrynę I wszystko się dowiem.</text:span></text:p>
      <text:p text:style-name="P1"><text:span text:style-name="T1">Strzelaj</text:span><text:span text:style-name="T1">ą jej kości w szyi.Robi krok do przodu.</text:span></text:p>
      <text:p text:style-name="P1"><text:span text:style-name="T1">Moni: Spokojnie. Nie b</text:span><text:span text:style-name="T1">ędę cię mocno biła.</text:span></text:p>
      <text:p text:style-name="P2">Shi ro: To zaczynajmy!</text:p>
      <text:p text:style-name="P2">Biegnie do niej.</text:p>
      <text:p text:style-name="P1"><text:span text:style-name="T1">Shiro: Czas rozpocz</text:span><text:span text:style-name="T1">ąć grande finale!</text:span></text:p>
      <text:p text:style-name="P1"><text:span text:style-name="T1">Shiro Uderza prawy sierpowy. Moni unika odchylaj</text:span><text:span text:style-name="T1">ąc głowę.</text:span></text:p>
      <text:p text:style-name="P2">Kontra Moni z kolana w brzuch Shiro.</text:p>
      <text:p text:style-name="P1"><text:span text:style-name="T1">Moni, przygotuwje si</text:span><text:span text:style-name="T1">ę zadać mu kolejny cios. Podhacza ją.</text:span></text:p>
      <text:p text:style-name="P1"><text:span text:style-name="T1">Przewraca si</text:span><text:span text:style-name="T1">ę.</text:span></text:p>
      <text:p text:style-name="P1"><text:span text:style-name="T1">Shiro Atakuje, odpycha go za pomoc</text:span><text:span text:style-name="T1">ą nóg (cios w głowę)</text:span></text:p>
      <text:p text:style-name="P2">Uderza o tylne drzwi furgonetki.</text:p>
      <text:p text:style-name="P1"><text:span text:style-name="T1">Moni atakuje, udaje mu si</text:span><text:span text:style-name="T1">ę zrobić przewrót.</text:span></text:p>
      <text:p text:style-name="P2">Łapie za drzwi I uderza ją.</text:p>
      <text:p text:style-name="P1"><text:span text:style-name="T1">Moni </text:span><text:span text:style-name="T1">łapie się za krwawiący nos. Shiro to wykorzystuje I kopie ją w tułów.</text:span></text:p>
      <text:p text:style-name="P1"><text:span text:style-name="T1">Moni uderza o s</text:span><text:span text:style-name="T1">łup.</text:span></text:p>
      <text:p text:style-name="P2">Shiro podbiega, siada na niej.</text:p>
      <text:p text:style-name="P1"><text:span text:style-name="T1">Pierwszy cios: lekki sierpowy lew</text:span><text:span text:style-name="T1">ą ręką. Obrywa.</text:span></text:p>
      <text:p text:style-name="P2">Oddaje mu.</text:p>
      <text:p text:style-name="P2">(..)</text:p>
      <text:p text:style-name="P2">Naomi: Rose!</text:p>
      <text:p text:style-name="P1"><text:span text:style-name="T1">Wstaje si</text:span><text:span text:style-name="T1">ę I otrzepuje się.</text:span></text:p>
      <text:p text:style-name="P1"><text:span text:style-name="T1">Shiro: I to by</text:span><text:span text:style-name="T1">ło na tyle.</text:span></text:p>
      <text:p text:style-name="P1"><text:span text:style-name="T1">Spol</text:span><text:span text:style-name="T1">ąda na próbującą się ogarnąć Rose.</text:span></text:p>
      <text:p text:style-name="P1"><text:span text:style-name="T1">Shiro: Goodbye La Cruz. By</text:span><text:span text:style-name="T1">łaś godnym przeciwnikiem.</text:span></text:p>
      <text:p text:style-name="P2">Idzie do <text:s/>Kadou.</text:p>
      <text:p text:style-name="P1"><text:span text:style-name="T1">Shiro: Zgodnie z umow</text:span><text:span text:style-name="T1">ą, zabieram swoją nagrodę.</text:span></text:p>
      <text:p text:style-name="P1"><text:span text:style-name="T1">Wyci</text:span><text:span text:style-name="T1">ąga sztylet</text:span></text:p>
      <text:p text:style-name="P1"><text:span text:style-name="T1">Kadou: Ej zaraz! Zrób co</text:span><text:span text:style-name="T1">ś głupia pindo! Nie stój jak słup soli.</text:span></text:p>
      <text:p text:style-name="P2">Naomi: …</text:p>
      <text:p text:style-name="P1"><text:span text:style-name="T1">Kadou: Zrób, </text:span><text:span text:style-name="T1">że coś!!!</text:span></text:p>
      <text:p text:style-name="P1"><text:span text:style-name="T1">Wyci</text:span><text:span text:style-name="T1">ąga drugi sztylet. Kadou upada na ziemię. </text:span></text:p>
      <text:p text:style-name="P1"><text:span text:style-name="T1">Shiro: Za pó</text:span><text:span text:style-name="T1">żno panie Kadou!</text:span></text:p>
      <text:p text:style-name="P2">Kadou: Uhh!</text:p>
      <text:p text:style-name="P1"><text:span text:style-name="T1">Podnosi go z ziemi za koszul</text:span><text:span text:style-name="T1">ę.</text:span></text:p>
      <text:p text:style-name="P1"><text:span text:style-name="T1">Shiro: Czas si</text:span><text:span text:style-name="T1">ę przywitać z śmiercią.</text:span></text:p>
      <text:p text:style-name="P1"><text:span text:style-name="T1">Ci</text:span><text:span text:style-name="T1">ągnie go po drodze. Kadou próbuje się wyrwać.</text:span></text:p>
      <text:p text:style-name="P1"><text:span text:style-name="T1">Kadou: Zap</text:span><text:span text:style-name="T1">łacę Ci dużo! Oddam wszystko!</text:span></text:p>
      <text:p text:style-name="P1"><text:span text:style-name="T1">Przechodzi ko</text:span><text:span text:style-name="T1">ło Moni. Ona spogląda na niego, półprzytomnym wzrokiem.</text:span></text:p>
      <text:p text:style-name="P1"><text:span text:style-name="T1">Kadou: Ja nie chc</text:span><text:span text:style-name="T1">ę umierać! Ja nie chcę umierać!</text:span></text:p>
      <text:p text:style-name="P1"><text:span text:style-name="T1">Shiro: Aha, jeszce jedno ca</text:span><text:span text:style-name="T1">ła droga jest zaminowana. Po zamknięciu drzwi za 20 sekund wszystko wybuchnie!</text:span></text:p>
      <text:p text:style-name="P1"><text:span text:style-name="T1">Naomi: Przecie</text:span><text:span text:style-name="T1">ż dostałeś co chciałeś!</text:span></text:p>
      <text:p text:style-name="P1"><text:span text:style-name="T1">Shiro: Musz</text:span><text:span text:style-name="T1">ę być pewny, że mnie nie będziecie ścigać.</text:span></text:p>
      <text:p text:style-name="P1"><text:span text:style-name="T1">Shiro: Radz</text:span><text:span text:style-name="T1">ę wziąść swoją koleżankę pod pachy. Jeśli jeszcze chcesz ją zobaczyć.</text:span></text:p>
      <text:p text:style-name="P1"><text:span text:style-name="T1">Wchodzi do ciemnego zau</text:span><text:span text:style-name="T1">łka.</text:span></text:p>
      <text:p text:style-name="P2">Kadou: Nieeeee!!!</text:p>
      <text:p text:style-name="P2"><text:soft-page-break/>Shiro: See ya later!</text:p>
      <text:p text:style-name="P2">Naomi: Kurwa!</text:p>
      <text:p text:style-name="P1"><text:span text:style-name="T1">Podbiega do Moni, </text:span><text:span text:style-name="T1">łapie ją za bark.</text:span></text:p>
      <text:p text:style-name="P1"><text:span text:style-name="T1">Naomi: Rose! Ocknij si</text:span><text:span text:style-name="T1">ę!</text:span></text:p>
      <text:p text:style-name="P1"><text:span text:style-name="T1">Podaje jej r</text:span><text:span text:style-name="T1">ękę.</text:span></text:p>
      <text:p text:style-name="P1"><text:span text:style-name="T1">Rose: Pomó</text:span><text:span text:style-name="T1">ż mi wstać...</text:span></text:p>
      <text:p text:style-name="P1"><text:span text:style-name="T1">Chwyta j</text:span><text:span text:style-name="T1">ą pod ramię.</text:span></text:p>
      <text:p text:style-name="P1"><text:span text:style-name="T1">Naomi: Jeszcze troch</text:span><text:span text:style-name="T1">ę!</text:span></text:p>
      <text:p text:style-name="P1"><text:span text:style-name="T1">Po</text:span><text:span text:style-name="T1">łowie drogi do zaułka, zaczynają miny wybuchać z przodu.</text:span></text:p>
      <text:p text:style-name="P1"><text:span text:style-name="T1">Skacz</text:span><text:span text:style-name="T1">ę w zaułek wraz z Rose, pył wszystko zasłania.</text:span></text:p>
      <text:p text:style-name="P1"><text:span text:style-name="T1">Scena z góry, py</text:span><text:span text:style-name="T1">ł unosi się do góry. Z oddali słychać sygnały policyjne.</text:span></text:p>
      <text:p text:style-name="P1"><text:span text:style-name="T1">Moni otwiera oczy, obraz jest rozmazany.Coraz bardziej s</text:span><text:span text:style-name="T1">łychać sygnały policyjne.</text:span></text:p>
      <text:p text:style-name="P2">Zamyka oczy.</text:p>
      <text:p text:style-name="P1"><text:span text:style-name="T1">G</text:span><text:span text:style-name="T1">łos Yoshiego: Boże, co tu się stało?! Ktoś tu w ogóle żyje?! Haaalooo?!</text:span></text:p>
      <text:p text:style-name="P1"><text:span text:style-name="T1">Ponownie otwiera oczy na d</text:span><text:span text:style-name="T1">łużej. Widzi, leżącą na niej cherry a na plecach ma odłamki gruzów.</text:span></text:p>
      <text:p text:style-name="P2">Głos Kazuto: Rozdzielić się!</text:p>
      <text:p text:style-name="P2">Głos Yoshiego: Cherry!? Rose?</text:p>
      <text:p text:style-name="P2">Moni: Naomi...?</text:p>
      <text:p text:style-name="P3">Ponownie zamyka oczy.</text:p>
      <text:p text:style-name="P3">Głos Policjanta: Hej, ktoś leży tutaj pod grozami !</text:p>
      <text:p text:style-name="P3">Głos Yoshiego: Boże, to Cherry.</text:p>
      <text:p text:style-name="P3">Głos Yoshiego: Pomóż, mi ją wyciągnać!</text:p>
      <text:p text:style-name="P3">Moni znów otwiera oczy. Yoshi i jakiś policjant podnoszą kawałek betonu. </text:p>
      <text:p text:style-name="P3">Yoshi: Na trzy. Raz, dwa, trzy!</text:p>
      <text:p text:style-name="P3">Moni (szepcze): Proszę Cię...</text:p>
      <text:p text:style-name="P3">Yoshi, mierzy jej tętno.</text:p>
      <text:p text:style-name="P3">Yoshi: Nie ma tętna! Biegnij po lekarza! </text:p>
      <text:p text:style-name="P3">Policjant: Tak jest!</text:p>
      <text:p text:style-name="P3">Moni (szepcze): Nie zostawiaj mnie...</text:p>
      <text:p text:style-name="P3">Ponownie traci przytomność. Nasilająca się czerń.</text:p>
      <text:p text:style-name="P3">Moni: Nie zostawiaj...</text:p>
      <text:p text:style-name="P3">Głos Policjanta: Lekarza! Lekarza!</text:p>
      <text:p text:style-name="P3">Utrata przytomności.</text:p>
      <text:p text:style-name="P3"/>
      <text:p text:style-name="P3"><text:tab/><text:tab/><text:tab/><text:tab/><text:tab/>Scena 2</text:p>
      <text:p text:style-name="P4">Katosawa. Kawiarenka Blue.</text:p>
      <text:p text:style-name="P4">Postacie: Kabayoshi, Nicole Cole.</text:p>
      <text:p text:style-name="P3"/>
      <text:p text:style-name="P3">Kilkadziesiąt godzin póżniej.</text:p>
      <text:p text:style-name="P3">Kabayoshi: Ubrany w garnitur . Mocno zmęczony. Nie przespał całej nocy. Marttwi się o Moni.</text:p>
      <text:p text:style-name="P3"/>
      <text:p text:style-name="P3">Nicole: Ubrana w <text:s/>spodnice. Szary żakiet. A pod nią różową koszulka i oczywiście charakterystyczny kapelusz.</text:p>
      <text:p text:style-name="P3"/>
      <text:p text:style-name="P3">Kabayoshi popija kawę.</text:p>
      <text:p text:style-name="P3">Nicole: Kei to nie jest twoja wina. Nikt nie mógł przewidzieć, że to się stanie.</text:p>
      <text:p text:style-name="P3"/>
      <text:p text:style-name="P3">Spogląda na podłogę.</text:p>
      <text:p text:style-name="P3">Kabayoshi: Mogłem zmienić trasę przejazdu, gdy dowiedzieliśmy, że morderca jest wśród nas.</text:p>
      <text:p text:style-name="P3">Nicole: Trasa została ustalona po tym, jak nam uciekł. </text:p>
      <text:p text:style-name="P3"><text:soft-page-break/></text:p>
      <text:p text:style-name="P3">Łapie go za rękę.</text:p>
      <text:p text:style-name="P3">Nicole: <text:s/>On miał to wszystkko wcześniej zaplanowane. Wiedział, że gang będzie próbował odbić ich szefa. </text:p>
      <text:p text:style-name="P3"/>
      <text:p text:style-name="P3">Szybko odwraca głowę, zaciska drugą rękę w pięść. </text:p>
      <text:p text:style-name="P3">Kabayoshi: To skąd Oni się dowiedzieli?! Skąd?! Odpowiedz mi!?</text:p>
      <text:p text:style-name="P3"/>
      <text:p text:style-name="P3">Puszcza jego rękę.</text:p>
      <text:p text:style-name="P3">Nicole :...</text:p>
      <text:p text:style-name="P3"/>
      <text:p text:style-name="P3">Spogląda w bok.</text:p>
      <text:p text:style-name="P3">Nicole: Tego jeszcze nie wiem...</text:p>
      <text:p text:style-name="P3">Kabayoshi: I raczej się nie dowiemy...</text:p>
      <text:p text:style-name="P3"/>
      <text:p text:style-name="P3">Leży na stole.</text:p>
      <text:p text:style-name="P3">Kabayoshi: Czyli znów jesteśmy na samym początku...</text:p>
      <text:p text:style-name="P3"/>
      <text:p text:style-name="P3">Udera pięścią o stół.</text:p>
      <text:p text:style-name="P3">Kabayoshi: Uciekł nam morderca.</text:p>
      <text:p text:style-name="P3"/>
      <text:p text:style-name="P3">Znów uderza pieścią stół.</text:p>
      <text:p text:style-name="P3">Kabayoshi: Do tego mamy kreta.</text:p>
      <text:p text:style-name="P3"/>
      <text:p text:style-name="P3">I ponownie uderza pięścią.</text:p>
      <text:p text:style-name="P3">Kabayoshi: Plus 18 ofiar śmiertelnych, a 10 rannych.</text:p>
      <text:p text:style-name="P3"/>
      <text:p text:style-name="P3">Całej pizdy uderza w stół. Filiżanka się tłuczę.</text:p>
      <text:p text:style-name="P3">Nicole: ...</text:p>
      <text:p text:style-name="P3">Kabayoshi: Po prostu zajebiście! Nie mogę się doczekać na rozmowę szefem!</text:p>
      <text:p text:style-name="P3"/>
      <text:p text:style-name="P3">Nicole popija kawę.</text:p>
      <text:p text:style-name="P3">Nicole: Kiedy masz?</text:p>
      <text:p text:style-name="P3">Kabayoshi: Jutro, mam mu zdać raport co tu się stało.</text:p>
      <text:p text:style-name="P3">Nicole: A nie został, wyznaczony prokurator?</text:p>
      <text:p text:style-name="P3">Kabayoshi: Został.</text:p>
      <text:p text:style-name="P3">Nicole: Martwisz się też o nie?</text:p>
      <text:p text:style-name="P3">Kabayoshi: Też. W końcu to moi podwładni. </text:p>
      <text:p text:style-name="P3">Nicole: Czy ty dalej coś do niej czujesz?</text:p>
      <text:p text:style-name="P3">Kabayoshi:Nicole. To nie miejsce i czas na ten temat. Rolę się zmieniły. Czas popłynął do przodu.</text:p>
      <text:p text:style-name="P3">Podnosi się.</text:p>
      <text:p text:style-name="P3">Kabayoshi: Po prostu jestem ciekaw, co się tak naprawdę zdarzyło.</text:p>
      <text:p text:style-name="P3">Nicole: Jak my wszycy. Musimy czekać. W końcu się obudzi.</text:p>
      <text:p text:style-name="P3">Kabayoshi: A jak tam Cherry? Yoshi wspomniał tylko, że jest w ciężkim stanie.</text:p>
      <text:p text:style-name="P3">Nicole: Niedawno się skończyła operacja. Jej stan według (...), jest ciężki, ale stabilny. Powinna wyjść z tego.</text:p>
      <text:p text:style-name="P3">Ściąga swoje okulary, przeciera oczy.</text:p>
      <text:p text:style-name="P3">Kabayoshi: Choć jedna dobra wiadomość.</text:p>
      <text:p text:style-name="P3">Nicole: Kei, idż się położyć. Obudzę Cię, jak Rose odzyska przytomność.</text:p>
      <text:p text:style-name="P3"/>
      <text:p text:style-name="P3">Kabayoshi: Nie, dam sobie radę. Nie musisz z mną tu czekać. Wracaj do swoich spraw i złap z tego skurwiela.</text:p>
      <text:p text:style-name="P3">Nicole: Postaram się.</text:p>
      <text:p text:style-name="P3"><text:soft-page-break/></text:p>
      <text:p text:style-name="P3">Dopija kawę.</text:p>
      <text:p text:style-name="P3">Nicole: I nie martw się jakoś przez to przejdziemy.</text:p>
      <text:p text:style-name="P3"/>
      <text:p text:style-name="P3">Kładzie pieniadzę.</text:p>
      <text:p text:style-name="P3">Kabayoshi: Nicky.</text:p>
      <text:p text:style-name="P3">Nicole: Tak?</text:p>
      <text:p text:style-name="P3">Kabayoshi: Dziękuje, że przyszedłaś z mną porozmawiać.</text:p>
      <text:p text:style-name="P3">Puszcza mu oczko.</text:p>
      <text:p text:style-name="P3">Nicole: Od tego są przyjaciele. Co nie?</text:p>
      <text:p text:style-name="P3"/>
      <text:p text:style-name="P3">Nicole: Narazie.</text:p>
      <text:p text:style-name="P3">Kabayoshi:Cześć.</text:p>
      <text:p text:style-name="P3"/>
      <text:p text:style-name="P3"><text:tab/><text:tab/><text:tab/><text:tab/><text:tab/>Scena 3</text:p>
      <text:p text:style-name="P3"><text:tab/><text:tab/><text:tab/><text:tab/><text:tab/>Szpital św. Izony. Katosawa.</text:p>
      <text:p text:style-name="P3"><text:tab/><text:tab/><text:tab/><text:tab/><text:tab/>Kabayoshi, Yoshi.</text:p>
      <text:p text:style-name="P3"/>
      <text:p text:style-name="P3">Kabayoshi bez zmian.</text:p>
      <text:p text:style-name="P3">Yoshi koszula w kratę na to bluza z kapturem, szerokie spodnie.</text:p>
      <text:p text:style-name="P3"/>
      <text:p text:style-name="P3">Kabayoshi: Cześć Yoshi.</text:p>
      <text:p text:style-name="P3">Yoshi: Huh?!</text:p>
      <text:p text:style-name="P3"/>
      <text:p text:style-name="P3">Kłania się.</text:p>
      <text:p text:style-name="P3">Yoshi: Dzieńdobry szefie! Nie spodziewałem się pana tutaj.</text:p>
      <text:p text:style-name="P3">Kabayoshi: W sumie ja siebie też nie. Jak tam ona się czuje?</text:p>
      <text:p text:style-name="P3"/>
      <text:p text:style-name="P3">Wylicza na palcach.</text:p>
      <text:p text:style-name="P3">Yoshi: W sumie dobrze. Chcę się jej palić, ma wyrzuty sumienia że dała jakiemuś fagasowi się pobić no i chcę natychmiast wyjść. Czyli norma.</text:p>
      <text:p text:style-name="P3">Kabayoshi: Ja jej dam wcześniejsze wyjście. Czyli rozmawiałeś z nią?</text:p>
      <text:p text:style-name="P3"/>
      <text:p text:style-name="P3">Kiwa głową.</text:p>
      <text:p text:style-name="P3">Yoshi:Jeszcze nie. Dopiero się obudziła, ale słychać ją na cały korytarz. </text:p>
      <text:p text:style-name="P3">Kabayoshi: A Naomi?</text:p>
      <text:p text:style-name="P3">Yoshi: Czas pokaże...</text:p>
      <text:p text:style-name="P3">Kabayoshi: Heh...Widziałeś co się tam wydarzyło?</text:p>
      <text:p text:style-name="P3">Yoshi: Nie jechałem w konwoju, przyjechałem wraz z kapitanem Kazuto, gdy usłyszeliśmy prośbę o wsparcie. Jednakże dojazd był utrudniony. Ludzie Kadou zablokowali drogi dojazdu. Jak dojechaliśmy, zobaczyliśmy palące się wraki w zawalonej drodze i pełno trupów. A potem dojrzałem je. Przywalone gruzem, spod którego wystawały nogi Naomi. A pod nią leżała Moni. A po mordercy i Kadou ślad zniknął. I to tyle.</text:p>
      <text:p text:style-name="P3">Kabayoshi: Heh...</text:p>
      <text:p text:style-name="P3">Yoshi: Bez obaw szefie, Naomi to twarda sztuka, wyjdzie z tego.</text:p>
      <text:p text:style-name="P3">Kabayoshi: ...</text:p>
      <text:p text:style-name="P3">Yoshi: To co wchodzimy do środka?</text:p>
      <text:p text:style-name="P3">Kabayoshi: Wybacz Yoshi, ale chcę się z nią widzieć w cztery oczy. To nie będzie przyjemna rozmowa.</text:p>
      <text:p text:style-name="P3">Yoshi: Jak bardzo nieprzyjemna?</text:p>
      <text:p text:style-name="P3">Kabayoshi: Heh, podsumujmy. Karabiny, granaty oraz ręczna wyrzutnia rakiet. Jak myślisz, ile latek można za to dostać? Niech si cieszy, że dochodzenie nie prowadzi Nicole. </text:p>
      <text:p text:style-name="P3"><text:soft-page-break/>Yoshi: Przecież każdy wie, że ją ma.</text:p>
      <text:p text:style-name="P3">Kabayoshi: Wiadomo, ale jest silna presja z góry by kogoś obwinić za to Co się stało. Szukają byle powód.</text:p>
      <text:p text:style-name="P3">Yoshi: To nie jest jej wina!</text:p>
      <text:p text:style-name="P3">Kabayoshi: Góra żąda. Góra dostaje. Nic na to nie poradzisz Yoshi, takie są zasady gry.</text:p>
      <text:p text:style-name="P3">Yoshi; ...</text:p>
      <text:p text:style-name="P3">Kabayoshi: Nie uniknie komisji dyscyplinarnej. Przyszedłem ją o tym poinformować. Zanim mnie zawieszą.</text:p>
      <text:p text:style-name="P3">Yoshi: Dlaczego?</text:p>
      <text:p text:style-name="P3">Kabayoshi: Jutro mnie czeka rozmowa z ministrem. Mam zdać raport.</text:p>
      <text:p text:style-name="P3">Yoshi : ...</text:p>
      <text:p text:style-name="P3">Kabayoshi: Postaram się maksymalnie złagodzić wyrok.</text:p>
      <text:p text:style-name="P3">(...)</text:p>
      <text:p text:style-name="P3"/>
      <text:p text:style-name="P3"/>
      <text:p text:style-name="P3"/>
      <text:p text:style-name="P3">Monica La Cruz siedzi, oparta o drzwi. Gra z kimś w statki. Ręką się jej trzesie z powodu głodu nikotynowego. Siedzi na podłodze, nogi wyprostowane. W jednej ręce trzyma jakiś zeszyt, z zaznaczonymi polami (kropki) to strzały, miejscami gdziesą jej okręty X. Zamalowane pola to jej strzały. Puka długopisem w kącik ust. </text:p>
      <text:p text:style-name="P3"/>
      <text:p text:style-name="P3">Moni: B5.</text:p>
      <text:p text:style-name="P3">Ktoś za drzwi: Trafiony. A10.</text:p>
      <text:p text:style-name="P3"/>
      <text:p text:style-name="P3">Zaznacza całkiem inne pole. Oszukuje.</text:p>
      <text:p text:style-name="P3">Moni: Pudło. B4</text:p>
      <text:p text:style-name="P3"/>
      <text:p text:style-name="P3">Zamalowuje kwadracik.</text:p>
      <text:p text:style-name="P3">Ktoś za drzwi: Trafiony. Wygrałaś znowu. Dobra jesteś.</text:p>
      <text:p text:style-name="P3"/>
      <text:p text:style-name="P3">Przeciąga się.</text:p>
      <text:p text:style-name="P3">Ktoś za drzwi: <text:s/>albo Oszukujesz.</text:p>
      <text:p text:style-name="P3">Moni: Po prostu nie umiesz przegrywać.</text:p>
      <text:p text:style-name="P3"/>
      <text:p text:style-name="P3">Zmienia kartkę. </text:p>
      <text:p text:style-name="P3">Moni: To co dogrywka?</text:p>
      <text:p text:style-name="P3"/>
      <text:p text:style-name="P3">Nagle słychać pisk w głośnikach. Ktoś będzie nadawał ważną wiadomość. Monica odruchowo skierowała swoją głowę w stronę głośnika.</text:p>
      <text:p text:style-name="P3">Głośnik: Tyrututu...</text:p>
      <text:p text:style-name="P3">Moni: Huh?</text:p>
      <text:p text:style-name="P3"/>
      <text:p text:style-name="P3">Głośnik: Doktor Peter Hertz pilnie proszony do pacjetna 10032!</text:p>
      <text:p text:style-name="P3">Drugi głos za drzwi: Kurwa,to Cherry!</text:p>
      <text:p text:style-name="P3">Ktoś za drzwi: Faktycznie...</text:p>
      <text:p text:style-name="P3">Moni: !!!</text:p>
      <text:p text:style-name="P3"/>
      <text:p text:style-name="P3">Moni, wstaje wali zaczyna walić w drzwi. </text:p>
      <text:p text:style-name="P3">Moni: Wypuście mnie proszę! Muszę zobaczyć co z Cherry!</text:p>
      <text:p text:style-name="P3">Głos za drzwi: Nie da rady Rose! </text:p>
      <text:p text:style-name="P3"/>
      <text:p text:style-name="P3">Odsuwa się od drzwi. </text:p>
      <text:p text:style-name="P3">Głos: Wiesz, że mamy rozkaz Cię pilnować. Po drugie, nie martw się o nią, znajduje się </text:p>
      <text:p text:style-name="P3"><text:soft-page-break/>Moni (szepcze): Pieprzyć to.</text:p>
      <text:p text:style-name="P3"/>
      <text:p text:style-name="P3">Taranuje drzwi.</text:p>
      <text:p text:style-name="P3">Głos: ...pod dobrą opieką.</text:p>
      <text:p text:style-name="P3"/>
      <text:p text:style-name="P3">Pierwszy wystawia się agent , mierzy do niej. <text:s/>Drugi przewraca się ten, który był opart o drzwi</text:p>
      <text:p text:style-name="P3">Pierwszy agent: <text:s/>ROSE!</text:p>
      <text:p text:style-name="P3"/>
      <text:p text:style-name="P3">Moni, z pół obrotu wykopuje broń. <text:s/>Pierwszy agent się odchyla. </text:p>
      <text:p text:style-name="P3"/>
      <text:p text:style-name="P3">Poprawia mu prawym prostym. Pada.</text:p>
      <text:p text:style-name="P3"/>
      <text:p text:style-name="P3">Podbiega po jego broń. Drugi próbuje wstać.</text:p>
      <text:p text:style-name="P3"/>
      <text:p text:style-name="P3">Podnosi broń, celuje w niego. Pierwszy odzyskuje przytomność.</text:p>
      <text:p text:style-name="P3">Moni: Trzeba było dać mi wyjść.</text:p>
      <text:p text:style-name="P3">Agent : ...</text:p>
      <text:p text:style-name="P3"/>
      <text:p text:style-name="P3">Biegnie korytarzem.</text:p>
      <text:p text:style-name="P3">Moni: Naomi!</text:p>
      <text:p text:style-name="P3"/>
      <text:p text:style-name="P3">Schodzi po schodach.</text:p>
      <text:p text:style-name="P3">Głos z oddali: Rose kurwa!</text:p>
      <text:p text:style-name="P3"/>
      <text:p text:style-name="P3">Skręca na odział OIOM. Nie zwraca uwagi.</text:p>
      <text:p text:style-name="P3">Walki-toki: Do wszystkich jednostek! Moni uciekła z pokoju!</text:p>
      <text:p text:style-name="P3">Policjant: Hej ty!</text:p>
      <text:p text:style-name="P3"/>
      <text:p text:style-name="P3">Zatrzymuje ją pielęgniarkia.</text:p>
      <text:p text:style-name="P3">Pięlegniarka: A pani dokąd?! </text:p>
      <text:p text:style-name="P3">Moni: Chciałabym się zobaczyć z Naomi Yosubą!</text:p>
      <text:p text:style-name="P3">Głos: ROSE!</text:p>
      <text:p text:style-name="P3"/>
      <text:p text:style-name="P3">Pięlegniarka: Wykluczone!</text:p>
      <text:p text:style-name="P3">Moni: Jest moją partnerką! Chcę wiedzieć, co się z nią dzieje!</text:p>
      <text:p text:style-name="P3"/>
      <text:p text:style-name="P3">Pięlegniarka: Wszystko jest OK. Proszę, wrócić do swojego pokoju.</text:p>
      <text:p text:style-name="P3"/>
      <text:p text:style-name="P3">Próbuje wejść.</text:p>
      <text:p text:style-name="P3">Moni: <text:s/>Gówno prawda! Słyszałam, jak wzywaliście doktora!</text:p>
      <text:p text:style-name="P3">Pięlegniarka: Proszę przestać.</text:p>
      <text:p text:style-name="P3">Agent: Rose! Odsuń się!</text:p>
      <text:p text:style-name="P3"/>
      <text:p text:style-name="P3">Mierzy do niej.</text:p>
      <text:p text:style-name="P3">Moni: A teraz pani mi pozwoli?</text:p>
      <text:p text:style-name="P3">Agent: No to teraz przesadziłaś! </text:p>
      <text:p text:style-name="P3"/>
      <text:p text:style-name="P3">Mierzą do niej. </text:p>
      <text:p text:style-name="P3">Agent: Rzuć broń!</text:p>
      <text:p text:style-name="P3">Moni: Nie rzucę, dopóki nie dowiem co jest z Naomi!</text:p>
      <text:p text:style-name="P3"><text:soft-page-break/></text:p>
      <text:p text:style-name="P3">Moni: To jak dogadamy się?</text:p>
      <text:p text:style-name="P3">Agent: Będziemy strzelać! Znasz zasady!</text:p>
      <text:p text:style-name="P3"/>
      <text:p text:style-name="P3">Doktor otwiera drzwi z harmiderem.</text:p>
      <text:p text:style-name="P3">Doktor: Co to za hałasy! To jest szpital a nie bazar!</text:p>
      <text:p text:style-name="P3"/>
      <text:p text:style-name="P3">Odrzuca ją na bok.</text:p>
      <text:p text:style-name="P3">Moni: Odsuń się!</text:p>
      <text:p text:style-name="P3">Pięlegniarka: Aaaa!</text:p>
      <text:p text:style-name="P3"/>
      <text:p text:style-name="P3">Mierzy do doktora</text:p>
      <text:p text:style-name="P3">Moni: Czy pan zajmuje się Naomi Yosubą?!</text:p>
      <text:p text:style-name="P3">Doktor: Kim pani jest?</text:p>
      <text:p text:style-name="P3">Agent: Rose, proszę!</text:p>
      <text:p text:style-name="P3"/>
      <text:p text:style-name="P3">Któryś z nich próbuje podejść ją od tyłu, po cichu.</text:p>
      <text:p text:style-name="P3">Moni: Jestem Monica La Cruz.</text:p>
      <text:p text:style-name="P3"/>
      <text:p text:style-name="P3">Moni zauważa to odbiciu w okularach.</text:p>
      <text:p text:style-name="P3">Moni: Naomi jest moją...</text:p>
      <text:p text:style-name="P3"/>
      <text:p text:style-name="P3">Mierzy do skradającego się.</text:p>
      <text:p text:style-name="P3">Moni: Następny krok będzie twoim ostatnim!</text:p>
      <text:p text:style-name="P3">Agent: Rose, <text:s/>błagam Cię.</text:p>
      <text:p text:style-name="P3"/>
      <text:p text:style-name="P3">Moni: Dajcie mi tylko z doktorem porozmawiać!</text:p>
      <text:p text:style-name="P3">Agent: ...</text:p>
      <text:p text:style-name="P3"/>
      <text:p text:style-name="P3">Moni, prawie zapłakaną twarzą, patrzy na doktora.</text:p>
      <text:p text:style-name="P3">Moni: Proszę...Bardzo proszę!</text:p>
      <text:p text:style-name="P3"/>
      <text:p text:style-name="P3">Kamera na spokojną twarz doktora.</text:p>
      <text:p text:style-name="P3">Moni: Panie doktorze.</text:p>
      <text:p text:style-name="P3">Agent: Wystarczy tej błazenady! Liczę do 5, potem zaczniemy.</text:p>
      <text:p text:style-name="P3"/>
      <text:p text:style-name="P3">Moni: Ona jest bliska memu sercu...</text:p>
      <text:p text:style-name="P3">Agent: ...</text:p>
      <text:p text:style-name="P3"/>
      <text:p text:style-name="P3">Moni: Nie wyobrażam sobie życia bez niej.</text:p>
      <text:p text:style-name="P3">Agent:3..</text:p>
      <text:p text:style-name="P3"/>
      <text:p text:style-name="P3">Moni: Chcę tylko wiedzieć, czy wszystko jest OK.</text:p>
      <text:p text:style-name="P3">Agent: 2...</text:p>
      <text:p text:style-name="P3"/>
      <text:p text:style-name="P3">Moni: Proszę...</text:p>
      <text:p text:style-name="P3">Doktor: Nie strzelajcie!</text:p>
      <text:p text:style-name="P3"/>
      <text:p text:style-name="P3">Doktor: Tylko proszę mi obiecać, że wróci pani grzecznie do łóżka. Cieszę, że pani żebra tak szybko się zrastają. Jednakże, nie powinna ich pani nadwyrężać.</text:p>
      <text:p text:style-name="P3"><text:soft-page-break/>Moni: Obiecuję.</text:p>
      <text:p text:style-name="P3"/>
      <text:p text:style-name="P3">Kładzie rękę na jej ramieniu.</text:p>
      <text:p text:style-name="P3">Doktor: Pani partnerka dochodzi szybko do zdrowia. Przed chwilą, wyłączyliśmy respirator. Pani Naomi zaczęła samodzielnie oddychać. Rdzeń nie doznał mocnego uszczerpku. Jutro zaczniemy ją wybudzać śpiączki farmakologicznej. Jesteśmy dobrej myśli.</text:p>
      <text:p text:style-name="P3"/>
      <text:p text:style-name="P3">Przytula się do niego. Odrzuca broń.</text:p>
      <text:p text:style-name="P3">Moni: Dziękuje!</text:p>
      <text:p text:style-name="P3"/>
      <text:p text:style-name="P3">Agent2 (szepcze): Ty,pierwszy raz widzę, że Rose ma jakieś uczucia.</text:p>
      <text:p text:style-name="P3">Agent3(szepcze): Jednak nie dokońca jest z niej taka zaimna suka.</text:p>
      <text:p text:style-name="P3"/>
      <text:p text:style-name="P3">Rose płacze. Pierwszy raz!</text:p>
      <text:p text:style-name="P3">Moni: Bardzo dziękuje!</text:p>
      <text:p text:style-name="P3">Doktor: Ok! Ok! Spokojnie! Proszę mi się tu nierozklejać!</text:p>
      <text:p text:style-name="P3"/>
      <text:p text:style-name="P3">Puszcza go</text:p>
      <text:p text:style-name="P3">Moni: Faktycznie..</text:p>
      <text:p text:style-name="P3"/>
      <text:p text:style-name="P3">Przeciera oczy.</text:p>
      <text:p text:style-name="P3"><text:s/>Moni: chyba trochę przesadziłam!</text:p>
      <text:p text:style-name="P3">Doktor: A teraz proszę wrócić do sali!</text:p>
      <text:p text:style-name="P3"/>
      <text:p text:style-name="P3">Podchodzi do dowodzącego.</text:p>
      <text:p text:style-name="P3">Moni: Chcesz mnie aresztować czy mogę iść sama?</text:p>
      <text:p text:style-name="P3">Agent: ...</text:p>
      <text:p text:style-name="P3"/>
      <text:p text:style-name="P3"/>
      <text:p text:style-name="P3">Agent: Idż sama...</text:p>
      <text:p text:style-name="P3">Agent (krzyczy): Zabieramy się stąd!</text:p>
      <text:p text:style-name="P3"/>
      <text:p text:style-name="P3">KONIEC SCENY.</text:p>
      <text:p text:style-name="P3"/>
      <text:p text:style-name="P3"/>
      <text:p text:style-name="P3">Między scenami, zależności od naszego poziomu psychicznego, będą występować sny. Jednakże, jeszcze nie mam na to pomysłu ;P.</text:p>
      <text:p text:style-name="P3"/>
      <text:p text:style-name="P3">Noc. Podjedżają dwa czarne wozy. Wysiadają z nich mężczyżni (około 12). </text:p>
      <text:p text:style-name="P3"/>
      <text:p text:style-name="P3">Na progu ich wita Nicole Cole.</text:p>
      <text:p text:style-name="P3"/>
      <text:p text:style-name="P3">Kiwa głową.</text:p>
      <text:p text:style-name="P3"/>
      <text:p text:style-name="P3">Jedzie betoniarka z betonem. </text:p>
      <text:p text:style-name="P3"/>
      <text:p text:style-name="P3">Zatrzymuje się pod oknem Moni. </text:p>
      <text:p text:style-name="P3"/>
      <text:p text:style-name="P3">Słyszy to Moni.</text:p>
      <text:p text:style-name="P3"/>
      <text:p text:style-name="P3"><text:soft-page-break/>Wychyla się ostrożnie, widzi faceta palącego papieros.</text:p>
      <text:p text:style-name="P3"/>
      <text:p text:style-name="P3">Spogląda do góry. Moni szybko się chowa.</text:p>
      <text:p text:style-name="P3"/>
      <text:p text:style-name="P3">Podchodzi do drzwi, zerka przez dziurę. </text:p>
      <text:p text:style-name="P3"/>
      <text:p text:style-name="P3">Agenci wciąż stoją pod jej drzwiami.</text:p>
      <text:p text:style-name="P3"/>
      <text:p text:style-name="P3">Odetchnęła ulgą.</text:p>
      <text:p text:style-name="P3"/>
      <text:p text:style-name="P3">Moni: Mam jakieś chyba halucynacje</text:p>
      <text:p text:style-name="P3"/>
      <text:p text:style-name="P3">Idzie powoli do łóżka. </text:p>
      <text:p text:style-name="P3"/>
      <text:p text:style-name="P3">Moni: Heh?!</text:p>
      <text:p text:style-name="P3"/>
      <text:p text:style-name="P3">Nieznany głos: Siemanko, coś marnie wyglądacie.</text:p>
      <text:p text:style-name="P3"/>
      <text:p text:style-name="P3">Niezna tego głosu. Zamarła bezruchu. Nasłuchuje.</text:p>
      <text:p text:style-name="P3"/>
      <text:p text:style-name="P3">Agent: Jakbyś stał 12 godzin, też nie lepiej byś wyglądał. <text:s/>Kim w ogóle jesteście?</text:p>
      <text:p text:style-name="P3"/>
      <text:p text:style-name="P3">Nieznany głos: Ah, przepraszam zapomniałem się przedstawić. Agent Keichiro Mokuto.</text:p>
      <text:p text:style-name="P3"/>
      <text:p text:style-name="P3">Nieznany drugi głos: Hiteki Tsaru. Jesteśmy z regionu północnego, zostaliśmy tutaj skierowani przez tymczasowego dyrektora Tokiego Samatiego.</text:p>
      <text:p text:style-name="P3"/>
      <text:p text:style-name="P3">Moni: Region północny?</text:p>
      <text:p text:style-name="P3"/>
      <text:p text:style-name="P3">Nieznany głos: Jesteśmy tutaj by was zastąpić. A , że przybyliśmy wcześniej, możemy się odrazu wymienić. </text:p>
      <text:p text:style-name="P3"/>
      <text:p text:style-name="P3">Agent: Odmawiam. Kabayoshi rozkazał nam tu pilnować Rose. Tymbardziej, Toki nic nie mówił o nowej zmianie.</text:p>
      <text:p text:style-name="P3"/>
      <text:p text:style-name="P3">Nieznany głos: Heh, dalej nam nie wierzycie? To proszę to pisemny rozkaz od dyrektora.</text:p>
      <text:p text:style-name="P3"/>
      <text:p text:style-name="P3">Szelest papieru.</text:p>
      <text:p text:style-name="P3"/>
      <text:p text:style-name="P3">Agent: Hmm....</text:p>
      <text:p text:style-name="P3"/>
      <text:p text:style-name="P3">Nieznany drugi głos: Po drugie nie martwcię się. Toki to był nasz inspektor. On jest spoko gościem. Nie dostanięcie bury od szefa.</text:p>
      <text:p text:style-name="P3"/>
      <text:p text:style-name="P3">Agent: Ale Kabayoshi?</text:p>
      <text:p text:style-name="P3"/>
      <text:p text:style-name="P3">Nieznany głos: Przestań! Co ty się martwisz się o Kabayoshim. Odpierdoił manianę, uciekł mu szef gangu a na dodatek zginęło dużo dobrych ludzi. Nie za szybko, zasiądzie na fotelu dyrektora. Jeśli w ogógle....</text:p>
      <text:p text:style-name="P3"/>
      <text:p text:style-name="P3">Nieznany drugi glos: Myśle, że są ciekawsze rzeczy do robienia w piątek.</text:p>
      <text:p text:style-name="P3"/>
      <text:p text:style-name="P3"/>
      <text:p text:style-name="P3"><text:soft-page-break/>Głos Agenta: Hmmm.... Co o tym myślisz Miki?</text:p>
      <text:p text:style-name="P3"/>
      <text:p text:style-name="P3">Głos Agenta Miki: Cóż, papiery wyglądają w porządku. Myśle, że nic się nie stanie jak opuścimy stanowisko....</text:p>
      <text:p text:style-name="P3"/>
      <text:p text:style-name="P3">Przerwa</text:p>
      <text:p text:style-name="P3"/>
      <text:p text:style-name="P3">Głos Agenta Miki: Dokładnie 48 minut przed. Bo jak rozumiem panowie, jesteście nocną zmianą?</text:p>
      <text:p text:style-name="P3"/>
      <text:p text:style-name="P3">Nieznany głos: Dokładnie do 6 rano. Wtedy, przychodzi następna zmiana.</text:p>
      <text:p text:style-name="P3"/>
      <text:p text:style-name="P3">Głos Agenta Miki: To jaka decyzja senpai?</text:p>
      <text:p text:style-name="P3"/>
      <text:p text:style-name="P3">Głos Agenta: Niech będzie. Ale jeżeli...</text:p>
      <text:p text:style-name="P3"/>
      <text:p text:style-name="P3">Nieznany głos: Spokojnie, wszystko będzie w porządeczku.</text:p>
      <text:p text:style-name="P3"/>
      <text:p text:style-name="P3">Głos Agenta: Oby.</text:p>
      <text:p text:style-name="P3"/>
      <text:p text:style-name="P3">Słychać oddalające się kroki.</text:p>
      <text:p text:style-name="P3"/>
      <text:p text:style-name="P3">Głos Agenta: No to życzę państwu spokojnej nocy. Chodż Miki, dzisiaj ja stawiam. Mam ochotę wychylić parę głębszych.</text:p>
      <text:p text:style-name="P3"/>
      <text:p text:style-name="P3">Głos Agenta Miki: Z przyjemnością?</text:p>
      <text:p text:style-name="P3"/>
      <text:p text:style-name="P3">Oddalaja się kroki.</text:p>
      <text:p text:style-name="P3"/>
      <text:p text:style-name="P3">Moni wychyla się do okna. Betoniarka dalej mieli beton. <text:s/>Tymrazem, kierowca siedzi w środku.</text:p>
      <text:p text:style-name="P3"/>
      <text:p text:style-name="P3">Moni: Ona dalej stoi...</text:p>
      <text:p text:style-name="P3"/>
      <text:p text:style-name="P3">Podchodzi do szuflady, wyciąga telefon. </text:p>
      <text:p text:style-name="P3"/>
      <text:p text:style-name="P3">Spogląda na ekran. Brak zasięgu.</text:p>
      <text:p text:style-name="P3"/>
      <text:p text:style-name="P3">Moni: Dziwne... Betoniarka, brak zasięgu i jacyś nowi ludzie.</text:p>
      <text:p text:style-name="P3"/>
      <text:p text:style-name="P3">Spogląda na drzwi.</text:p>
      <text:p text:style-name="P3"/>
      <text:p text:style-name="P3">KONIEC SCENY.</text:p>
      <text:p text:style-name="P3"/>
      <text:p text:style-name="P3">Nicole idzie powoli w stronę nieznanych agentów.</text:p>
      <text:p text:style-name="P3"/>
      <text:p text:style-name="P3">Kiwa do nich głową.</text:p>
      <text:p text:style-name="P3"/>
      <text:p text:style-name="P3">Odchodzą o drzwi Moni, zmiarzają w stronę Nicole.</text:p>
      <text:p text:style-name="P3"/>
      <text:p text:style-name="P3">Gdy ich mija. Szepcze do nich.</text:p>
      <text:p text:style-name="P3"/>
      <text:p text:style-name="P3">Nicole: Bądżcie w pobliżu.</text:p>
      <text:p text:style-name="P3"><text:soft-page-break/></text:p>
      <text:p text:style-name="P3">Przekręca ostrożnie klucz.</text:p>
      <text:p text:style-name="P3"/>
      <text:p text:style-name="P3">Wyciąga rękę schowaną pod płaszczem. </text:p>
      <text:p text:style-name="P3"/>
      <text:p text:style-name="P3">Miga strzykawka.</text:p>
      <text:p text:style-name="P3"/>
      <text:p text:style-name="P3">Odsuwa powoli kołdrę z Moni.</text:p>
      <text:p text:style-name="P3"/>
      <text:p text:style-name="P3">Podnosi rękę w celu wbicia jej strzykawki.</text:p>
      <text:p text:style-name="P3"/>
      <text:p text:style-name="P3">Moni (szepcze): Myślałaś, że tak łatwo pójdzie?</text:p>
      <text:p text:style-name="P3"/>
      <text:p text:style-name="P3">Podnosi się z łóżka I ciacha ją w policzek w kawałkiem szkła.</text:p>
      <text:p text:style-name="P3">Nicole : !!!</text:p>
      <text:p text:style-name="P3"/>
      <text:p text:style-name="P3">Odsuwa się I łapie się za policzek. Puszcza strzykawkę z ręki.</text:p>
      <text:p text:style-name="P3">Moni: Zapomniałaś, że lewą rękę wciąż mam sprawną.</text:p>
      <text:p text:style-name="P3"/>
      <text:p text:style-name="P3">Nicole, spogląda na strzykawkę, która turla się pod łóżko.</text:p>
      <text:p text:style-name="P3">Nicole: Kurwa...</text:p>
      <text:p text:style-name="P3"/>
      <text:p text:style-name="P3">Schyla się po nią.</text:p>
      <text:p text:style-name="P3"/>
      <text:p text:style-name="P3">Moni to widzi kopie ją w głowę, aż przewraca do tyłu.</text:p>
      <text:p text:style-name="P3"/>
      <text:p text:style-name="P3">Moni rozpoczyna szarżę,</text:p>
      <text:p text:style-name="P3"/>
      <text:p text:style-name="P3">Nicole rzuca ją wazonem. <text:s/>Moni obrywa w głowę.</text:p>
      <text:p text:style-name="P3"/>
      <text:p text:style-name="P3">Ponownie schyla się pod łóżko, próbuje sięgnąć strzykawkę.</text:p>
      <text:p text:style-name="P3"/>
      <text:p text:style-name="P3">Prawie ma ją w ręku.</text:p>
      <text:p text:style-name="P3">Moni: Teraz mnie kurwiłaś!</text:p>
      <text:p text:style-name="P3"/>
      <text:p text:style-name="P3">Moni ją wyciąga spod łóżka. Strzywaka odbija się od ręki Nicole. Leci sobie w hen daleko.</text:p>
      <text:p text:style-name="P3"/>
      <text:p text:style-name="P3">Nicole uderza o drzwi. </text:p>
      <text:p text:style-name="P3"/>
      <text:p text:style-name="P3">Nicole podhacza Moni, przewraca się. </text:p>
      <text:p text:style-name="P3"/>
      <text:p text:style-name="P3">Nicole wskakuje na nią.</text:p>
      <text:p text:style-name="P3"/>
      <text:p text:style-name="P3">Moni dostaje dwa strzały. Prawy I lewy prosty.</text:p>
      <text:p text:style-name="P3"/>
      <text:p text:style-name="P3">Moni, wali jej z główki.</text:p>
      <text:p text:style-name="P3"/>
      <text:p text:style-name="P3">Popycha ją na szpitalną szafkę.</text:p>
      <text:p text:style-name="P3"/>
      <text:p text:style-name="P3"/>
      <text:p text:style-name="P3"><text:soft-page-break/>Podcina jej lewe ramię do ścięgna. Krew tryska.</text:p>
      <text:p text:style-name="P3">Nicole: Aaaaa!</text:p>
      <text:p text:style-name="P3"/>
      <text:p text:style-name="P3">Puszcza szkło, chwyta strzykawkę.</text:p>
      <text:p text:style-name="P3"/>
      <text:p text:style-name="P3">Bierze zamach.</text:p>
      <text:p text:style-name="P3"/>
      <text:p text:style-name="P3">Nicole, łapie jej zdrową rękę, swoją prawą ręką. </text:p>
      <text:p text:style-name="P3"/>
      <text:p text:style-name="P3">Szala się pierw przesuwa się w stronę Moni.</text:p>
      <text:p text:style-name="P3"/>
      <text:p text:style-name="P3">Potem w stronę krwawiącej Nicole.</text:p>
      <text:p text:style-name="P3"/>
      <text:p text:style-name="P3">Już dzieli od ciała Nicole parę centymetrów.</text:p>
      <text:p text:style-name="P3"/>
      <text:p text:style-name="P3">W końcu Moni staje na jej zlamaną nogę.</text:p>
      <text:p text:style-name="P3">Nicole: Aaaaaaaaaa!</text:p>
      <text:p text:style-name="P3"/>
      <text:p text:style-name="P3">W końcu <text:s/>wbija strzykawkę.</text:p>
      <text:p text:style-name="P3"/>
      <text:p text:style-name="P3">Spojrzenie przerażenia Nicole. </text:p>
      <text:p text:style-name="P3"/>
      <text:p text:style-name="P3">Ciało jej wiotczeję.</text:p>
      <text:p text:style-name="P3"/>
      <text:p text:style-name="P3">Z jej ust wypływa krew.</text:p>
      <text:p text:style-name="P3"/>
      <text:p text:style-name="P3">Skrzywia się z bólu.</text:p>
      <text:p text:style-name="P3"/>
      <text:p text:style-name="P3">Krzyczy.</text:p>
      <text:p text:style-name="P3">Nicole: Boli! Pieczę mnie od środka! Aaaaaaaa!</text:p>
      <text:p text:style-name="P3"/>
      <text:p text:style-name="P3">Moni: Mogę skrócić twoje męki.</text:p>
      <text:p text:style-name="P3"/>
      <text:p text:style-name="P3">Moni łapie ją za podróbek.</text:p>
      <text:p text:style-name="P3">Moni: Wystarczy, że odpowiesz na parę moich pytań.</text:p>
      <text:p text:style-name="P3"/>
      <text:p text:style-name="P3">Kamera na twarz Nicole. Oczy jej się powoli zamykają, ciało popada w drgawki.</text:p>
      <text:p text:style-name="P3">Moni: Jeszcze parę chwil minie zanim kwas Cię wyżrę.</text:p>
      <text:p text:style-name="P3"/>
      <text:p text:style-name="P3">Opluwa ją. Moni odsuwa się.</text:p>
      <text:p text:style-name="P3">Nicole (nie wyrażnie): <text:s/>Pierdol się...</text:p>
      <text:p text:style-name="P3"/>
      <text:p text:style-name="P3">Uśmiecha się.</text:p>
      <text:p text:style-name="P3">Nicole: I tak Je...Jes...Jesreś już martwa.</text:p>
      <text:p text:style-name="P3"/>
      <text:p text:style-name="P3">Podnosi rękę z zegarkiem.</text:p>
      <text:p text:style-name="P3">Nicole: Spój...Spój..rz.</text:p>
      <text:p text:style-name="P3"/>
      <text:p text:style-name="P3">Przybliżenie na zegarek.</text:p>
      <text:p text:style-name="P3">Nicole: G..gd...gdy... te...ddddwie..e wska..zówki zejdą się.</text:p>
      <text:p text:style-name="P3"><text:soft-page-break/></text:p>
      <text:p text:style-name="P3">Nicole: Oni przyjdą....</text:p>
      <text:p text:style-name="P3"/>
      <text:p text:style-name="P3">Moni spogląda na drzwi, słyszy kroki na korytarzu.</text:p>
      <text:p text:style-name="P3">Moni: Kurwa!</text:p>
      <text:p text:style-name="P3">Nicole: I Cię zabiją...</text:p>
      <text:p text:style-name="P3"/>
      <text:p text:style-name="P3">Nicole: Polo...wanie czas zacząć! <text:s/>Khy..</text:p>
      <text:p text:style-name="P3"/>
      <text:p text:style-name="P3">Nicole wyrzygała krew.</text:p>
      <text:p text:style-name="P3">Nicole: <text:s/>Bleee!</text:p>
      <text:p text:style-name="P3"/>
      <text:p text:style-name="P3">Umarła. </text:p>
      <text:p text:style-name="P3"/>
      <text:p text:style-name="P3">Przybliżenie na zegarek. Zostało 20 sek , krew wypływa na korytarz.</text:p>
      <text:p text:style-name="P3"/>
      <text:p text:style-name="P3"/>
      <text:p text:style-name="P3"><text:tab/><text:tab/><text:tab/><text:tab/>Scena 2.</text:p>
      <text:p text:style-name="P3"><text:tab/><text:tab/><text:tab/>Dwaj mężczyżni.Idą korytarzem.</text:p>
      <text:p text:style-name="P3"/>
      <text:p text:style-name="P5">Dojrzewają krew.</text:p>
      <text:p text:style-name="P5"/>
      <text:p text:style-name="P5">Wyciągają broń, podbiegają pod drzwi.</text:p>
      <text:p text:style-name="P5"/>
      <text:p text:style-name="P5">Jeden kiwa na drugiego.</text:p>
      <text:p text:style-name="P5"/>
      <text:p text:style-name="P5">Wybija butem drzwi do środka.</text:p>
      <text:p text:style-name="P5"/>
      <text:p text:style-name="P5">Wchodzą, do środka. Jeden patrzy lewo. Drugi w prawo. </text:p>
      <text:p text:style-name="P5"/>
      <text:p text:style-name="P5">Gdy widzi głowę.Uderza go sprzętem medycznym trzymanym w lewej ręce w potylicę. Śmierć na miejscu</text:p>
      <text:p text:style-name="P5"/>
      <text:p text:style-name="P5">Drugi się obraca. Puszcza I uderza go w centralnie twarz.</text:p>
      <text:p text:style-name="P5"/>
      <text:p text:style-name="P5">Przerwraca się o ciało Nicole, I uderza o kant stolika tyłem głowy w okolicach rdzenia. Również nie żyje.</text:p>
      <text:p text:style-name="P5"/>
      <text:p text:style-name="P5">Moni chwyta broń. Następnie spogląda na żyłkę.</text:p>
      <text:p text:style-name="P5"/>
      <text:p text:style-name="P5">Również ją bierze.</text:p>
      <text:p text:style-name="P5"/>
      <text:p text:style-name="P5">Wybiega z pokoju.</text:p>
      <text:p text:style-name="P5"/>
      <text:p text:style-name="P5">Od teraz gracz uzyskuje kontrole nad postacią.</text:p>
      <text:p text:style-name="P5"/>
      <text:p text:style-name="P5">Krótkofalówka: 12? Jak tam zadanie ?!</text:p>
      <text:p text:style-name="P5"/>
      <text:p text:style-name="P5">Krótkofalówka: 12! Odezwij się!</text:p>
      <text:p text:style-name="P5"/>
      <text:p text:style-name="P5">Krótkofalówka: Kurwa! Do wszystkich jednostek, cel misji nie został wykonany.</text:p>
      <text:p text:style-name="P5"/>
      <text:p text:style-name="P5"><text:soft-page-break/></text:p>
      <text:p text:style-name="P5"/>
      <text:p text:style-name="P5">Krótkofalówka: Strzelać bez rozkazu!</text:p>
      <text:p text:style-name="P5"/>
      <text:p text:style-name="P5">Moni, wyciąga telefon.</text:p>
      <text:p text:style-name="P5">Moni: Kurwa, dalej nie ma sygnału!</text:p>
      <text:p text:style-name="P5"/>
      <text:p text:style-name="P5">Moni</text:p>
      <text:p text:style-name="P5">Wciąż, mogę liczyć na siebie.</text:p>
      <text:p text:style-name="P5"/>
      <text:p text:style-name="P5">Wskazówka</text:p>
      <text:p text:style-name="P5">Thomas: Na górze, pojawił się nowy pasek. Informuje Cię, jak bardzo Cię namierzyli. Gdy się napełni, bez wymiany ogdnia nie odbędzie się.</text:p>
      <text:p text:style-name="P5">Skradaj się, zabijaj po cichu.</text:p>
      <text:p text:style-name="P5">Nasłuchuj przeciwnika.</text:p>
      <text:p text:style-name="P5"/>
      <text:p text:style-name="P5"/>
      <text:p text:style-name="P5">Możliwe zakończenie.</text:p>
      <text:p text:style-name="P5"/>
      <text:p text:style-name="P5">(Moni przeżywa)</text:p>
      <text:p text:style-name="P5">Warunki: Pasek wkrycia min 50%.</text:p>
      <text:p text:style-name="P5">Moni szuka samochodu na parkingu.</text:p>
      <text:p text:style-name="P5"/>
      <text:p text:style-name="P5">Moni wbiega na parking podziemny.</text:p>
      <text:p text:style-name="P5"/>
      <text:p text:style-name="P5">Za ściany wychylają się żołnieże.</text:p>
      <text:p text:style-name="P5"/>
      <text:p text:style-name="P5">Już chcą podciągnąć za spust.</text:p>
      <text:p text:style-name="P5"/>
      <text:p text:style-name="P5">Gdy nagle przejedża ich samochód.</text:p>
      <text:p text:style-name="P5"/>
      <text:p text:style-name="P5">Otwiera okno w samochodzie Tomitake (patolog)</text:p>
      <text:p text:style-name="P5">Tomitake: Wsiadaj!</text:p>
      <text:p text:style-name="P5"/>
      <text:p text:style-name="P5">Moni bez zastanowienia, wsiada do samochodu.</text:p>
      <text:p text:style-name="P5"/>
      <text:p text:style-name="P5">Kadr</text:p>
      <text:p text:style-name="P5">W samochodzie.</text:p>
      <text:p text:style-name="P5">Moni</text:p>
      <text:p text:style-name="P5">Skąd wiedziałes?</text:p>
      <text:p text:style-name="P5">Tomitake</text:p>
      <text:p text:style-name="P5">Kwiaty mi podpowiedziały.</text:p>
      <text:p text:style-name="P5"/>
      <text:p text:style-name="P5">Tomitake</text:p>
      <text:p text:style-name="P5">Jesteście niebezpieczeństwie.</text:p>
      <text:p text:style-name="P5"/>
      <text:p text:style-name="P5">Moni</text:p>
      <text:p text:style-name="P5">Co ty nie powiesz.</text:p>
      <text:p text:style-name="P5"/>
      <text:p text:style-name="P5"/>
      <text:p text:style-name="P5"><text:soft-page-break/></text:p>
      <text:p text:style-name="P5">Tomitake</text:p>
      <text:p text:style-name="P5">Poddali leki nasenne do kolacji dla pacjentów. Dlatego nikt nie słyszał strzałów.</text:p>
      <text:p text:style-name="P5"/>
      <text:p text:style-name="P5">Moni</text:p>
      <text:p text:style-name="P5">A co z Naomi?</text:p>
      <text:p text:style-name="P5"/>
      <text:p text:style-name="P5">Tomitake</text:p>
      <text:p text:style-name="P5">Spokojnie Katsu ją pilnuje. Po drugie narobiłaś za dużo hałasu.</text:p>
      <text:p text:style-name="P5"/>
      <text:p text:style-name="P5">Tomitake</text:p>
      <text:p text:style-name="P5">Na jakiś czas masz spokój.</text:p>
      <text:p text:style-name="P5"/>
      <text:p text:style-name="P5">Moni</text:p>
      <text:p text:style-name="P5">Dlaczego mi pomogłeś? Mogłeś zginąć.</text:p>
      <text:p text:style-name="P5"/>
      <text:p text:style-name="P5">Tomitake</text:p>
      <text:p text:style-name="P5">Jeżeli jesteś w stanie wymierzyć sprawiedliwość. To zrobię wszystko, by skazać tych co zabili mi Erike.</text:p>
      <text:p text:style-name="P5"/>
      <text:p text:style-name="P5">Tomitake</text:p>
      <text:p text:style-name="P5">Nawet jeśli miałbym zginąć.</text:p>
      <text:p text:style-name="P5"/>
      <text:p text:style-name="P5">Tomitake</text:p>
      <text:p text:style-name="P5">A ty widocznie, jesteś blisko odpowiedzi. </text:p>
      <text:p text:style-name="P5"/>
      <text:p text:style-name="P5">Moni</text:p>
      <text:p text:style-name="P5">Byłam, za zabójstwo prokuratora. Rzuci się na mnie cała policja.</text:p>
      <text:p text:style-name="P5"/>
      <text:p text:style-name="P5">Tomitake</text:p>
      <text:p text:style-name="P5">I co zamierzasz się poddać?</text:p>
      <text:p text:style-name="P5"/>
      <text:p text:style-name="P5">Moni zakłada kapelusz.</text:p>
      <text:p text:style-name="P5">Moni: Coś ty!</text:p>
      <text:p text:style-name="P5"/>
      <text:p text:style-name="P5">Odpala papierosa.</text:p>
      <text:p text:style-name="P5">Moni</text:p>
      <text:p text:style-name="P5"><text:s/>Jedną cechę mam wspólną z mordercą.</text:p>
      <text:p text:style-name="P5"/>
      <text:p text:style-name="P5">Wypuszcza dym.</text:p>
      <text:p text:style-name="P5">Moni</text:p>
      <text:p text:style-name="P5">Nie lubię łatwych zwycięstw.</text:p>
      <text:p text:style-name="P5"/>
      <text:p text:style-name="P5">Tomitake</text:p>
      <text:p text:style-name="P5">To co robimy?</text:p>
      <text:p text:style-name="P5"/>
      <text:p text:style-name="P5">Moni</text:p>
      <text:p text:style-name="P5">Pierw wywieżć mnie z dala od miasta. Muszę s kimś pogadać.</text:p>
      <text:p text:style-name="P5"/>
      <text:p text:style-name="P5">KONIEC SCENY.</text:p>
      <text:p text:style-name="P5"/>
      <text:p text:style-name="P5"><text:soft-page-break/></text:p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 umowa 31 marca wynosi:49,90j</text:p>
      <text:p text:style-name="P3">1 umowa 17 marca wynosi: 189,90</text:p>
      <text:p text:style-name="P3">24 miesiace</text:p>
      <text:p text:style-name="P3">ab 26,43 zł lte 150 mb/s</text:p>
      <text:p text:style-name="P3">30 gb</text:p>
      <text:p text:style-name="P3">mb/s</text:p>
      <text:p text:style-name="P3">nowy tablet i router orange 199 = 49 </text:p>
      <text:p text:style-name="P3">797 195 079 31 marca , 20 luty rezygnacja</text:p>
      <text:p text:style-name="P3">2 usługi: </text:p>
      <text:p text:style-name="P3">grafitowy.</text:p>
      <text:p text:style-name="P3">1 lutego</text:p>
      <text:p text:style-name="P3">80032 res niel.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02-08T11:51:17.69</dc:date>
    <meta:editing-duration>PT20H33M46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8" meta:paragraph-count="549" meta:word-count="3340" meta:character-count="21114"/>
  </office:meta>
</office:document-meta>
</file>